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cm"/>
    </style:style>
    <style:style style:name="co2" style:family="table-column">
      <style:table-column-properties fo:break-before="auto" style:column-width="8.805cm"/>
    </style:style>
    <style:style style:name="co3" style:family="table-column">
      <style:table-column-properties fo:break-before="auto" style:column-width="5.872cm"/>
    </style:style>
    <style:style style:name="co4" style:family="table-column">
      <style:table-column-properties fo:break-before="auto" style:column-width="3.221cm"/>
    </style:style>
    <style:style style:name="co5" style:family="table-column">
      <style:table-column-properties fo:break-before="auto" style:column-width="1.676cm"/>
    </style:style>
    <style:style style:name="co6" style:family="table-column">
      <style:table-column-properties fo:break-before="auto" style:column-width="2.161cm"/>
    </style:style>
    <style:style style:name="co7" style:family="table-column">
      <style:table-column-properties fo:break-before="auto" style:column-width="2.95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iding_id</text:p>
          </table:table-cell>
          <table:table-cell office:value-type="string" calcext:value-type="string">
            <text:p>riding_name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c-Aurèle-Forti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int-Hyacinthe--Bagot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int-Jea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int-Léonard--Saint-Michel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int-Maurice--Champlain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laberry--Suroît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lta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leetwood--Port Kells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valon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ong Range Mountains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onavista--Burin--Trinity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ast of Bays--Central--Notre Dame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brador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. John's East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. John's South--Mount Pearl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bitibi--Baie-James--Nunavik--Eeyou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bitibi--Témiscamingue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hefford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int-Laurent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herbrooke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huntsic-Cartierville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lfred-Pellan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rgenteuil--La Petite-Nation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vignon--La Mitis--Matane--Matapédia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auce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écancour--Nicolet--Saurel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ellechasse--Les Etchemins--Lévis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eloeil--Chambly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erthier--Maskinongé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ierre-Boucher--Les Patriotes--Verchères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shawa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rois-Rivières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akville North--Burlington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eauport--Limoilou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ourassa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rome--Missisquoi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rossard--Saint-Lambert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imouski-Neigette--Témiscouata--Les Basques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eauport--Côte-de-Beaupré--Île d’Orléans--Charlevoix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âteauguay--Lacolle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hicoutimi--Le Fjord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ompton--Stanstead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rummond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Ville-Marie--Le Sud-Ouest--Île-des-Soeurs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Vimy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orth Vancouver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dmonton Strathcona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dmonton West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dmonton--Wetaskiwin</text:p>
          </table:table-cell>
          <table:table-cell office:value-type="string" calcext:value-type="string">
            <text:p>Leduc—Wetaskiwin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orval--Lachine--LaSalle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harlesbourg--Haute-Saint-Charles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ttawa Centre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York South--Weston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itt Meadows--Maple Ridge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rince George--Peace River--Northern Rockies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Vaughan--Woodbridge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Waterloo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Wellington--Halton Hills</text:p>
          </table:table-cell>
          <table:table-cell office:value-type="string" calcext:value-type="string">
            <text:p>Wellington-Halton Hills North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audreuil--Soulanges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hérèse-De Blainville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errebonne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ort Moody--Coquitlam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ichmond Centre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squimalt--Saanich--Sooke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aanich--Gulf Islands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Whitby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Willowdale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jax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lgoma--Manitoulin--Kapuskasing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urora--Oak Ridges--Richmond Hill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arrie--Innisfil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aspésie--Les Îles-de-la-Madeleine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atineau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Hochelaga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onoré-Mercier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aspésie--Les Îles-de-la-Madeleine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ull--Aylmer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Joliette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Jonquière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a Pointe-de-l'Île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ac-Saint-Jean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urrey Centre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keena--Bulkley Valley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outh Okanagan--West Kootenay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outh Surrey--White Rock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teveston--Richmond East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Windsor--Tecumseh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Windsor West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York--Simcoe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York Centre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Humber River--Black Creek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Yukon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orthwest Territories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unavut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anff--Airdrie</text:p>
          </table:table-cell>
          <table:table-cell office:value-type="string" calcext:value-type="string">
            <text:p>Airdrie—Cochrane 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Battle River--Crowfoot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ow River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algary Midnapore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algary Shepard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artmouth--Cole Harbour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ape Breton--Canso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entral Nova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umberland--Colchester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Halifax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Halifax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Halifax West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Kings--Hants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ackville--Preston--Chezzetcook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outh Shore--St. Margarets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ydney--Victoria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West Nova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arrie--Springwater--Oro-Medonte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Bay of Quinte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Beaches--East York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Brampton Centre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ac-Saint-Louis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a Prairie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aSalle--Émard--Verdun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Vancouver Granville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urrey--Newton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North Island--Powell River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Vancouver Centre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Vancouver East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algary Confederation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algary Centre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Brampton East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Brampton North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Brampton South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Brampton West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Bruce--Grey--Owen Sound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Burlington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hatham-Kent--Leamington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Niagara Centre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Niagara Falls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Nipissing--Timiskaming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Northumberland--Peterborough South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Vancouver Kingsway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Vancouver Quadra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Vancouver South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Victoria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West Vancouver--Sunshine Coast--Sea to Sky Country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lgary Heritage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algary Forest Lawn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Brantford--Brant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ambridge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akville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Laurentides--Labelle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Laurier--Sainte-Marie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Niagara West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algary Nose Hill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algary Rocky Ridge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Davenport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Don Valley North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Don Valley East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Laval--Les Îles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Longueuil--Charles-LeMoyne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Lévis--Lotbinière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algary Signal Hill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algary Skyview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Longueuil--Saint-Hubert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Louis-Hébert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Louis-Saint-Laurent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Manicouagan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Manicouagan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Manicouagan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loverdale--Langley City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Edmonton Centre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hilliwack--Hope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oquitlam--Port Coquitlam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ourtenay--Alberni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Courtenay--Alberni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owichan--Malahat--Langford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Mirabel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Mégantic--L'Érable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Montarville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Montcalm</text:p>
          </table:table-cell>
          <table:table-cell table:number-columns-repeated="9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Montmagny--L'Islet--Kamouraska--Rivière-du-Loup</text:p>
          </table:table-cell>
          <table:table-cell table:style-name="ce1" office:value-type="string" calcext:value-type="string">
            <text:p>Côte-du-Sud—Rivière-du-Loup—Kataskomiq—Témiscouata</text:p>
          </table:table-cell>
          <table:table-cell table:number-columns-repeated="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Mount Royal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Edmonton Griesbach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Edmonton Manning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Edmonton Mill Woods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Foothills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Fort McMurray--Cold Lake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Notre-Dame-de-Grâce--Westmount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Outremont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apineau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Pierrefonds--Dollard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Pontiac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Portneuf--Jacques-Cartier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Repentigny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Richmond--Arthabaska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ivière-des-Mille-Îles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Edmonton Riverbend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Lethbridge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Medicine Hat--Cardston--Warner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Peace River--Westlock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Grande Prairie--Mackenzie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Red Deer--Mountain View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Red Deer--Lacombe</text:p>
          </table:table-cell>
          <table:table-cell office:value-type="string" calcext:value-type="string">
            <text:p><text:span text:style-name="T1">renamed </text:span><text:span text:style-name="T2">Ponoka—Didsbury</text:span>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t. Albert--Edmonton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herwood Park--Fort Saskatchewan</text:p>
          </table:table-cell>
          <table:table-cell table:number-columns-repeated="9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Sturgeon River--Parkland</text:p>
          </table:table-cell>
          <table:table-cell table:style-name="ce1" office:value-type="string" calcext:value-type="string">
            <text:p>St. Albert—Sturgeon River</text:p>
          </table:table-cell>
          <table:table-cell office:value-type="string" calcext:value-type="string">
            <text:p>parkland</text:p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Yellowhead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Québec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Rivière-du-Nord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Rosemont--La Petite-Patrie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Abbotsford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Burnaby North--Seymour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Burnaby South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Cariboo--Prince George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Central Okanagan--Similkameen--Nicola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Moncton--Riverview--Dieppe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Miramichi--Grand Lake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New Brunswick Southwest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aint John--Rothesay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obique--Mactaquac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Beauséjour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Acadie--Bathurst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Fredericton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Fundy Royal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Madawaska--Restigouche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Markham--Unionville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Milton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Mississauga East--Cooksville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Mississauga--Erin Mills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Mississauga Centre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Brandon--Souris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Charleswood--St. James--Assiniboia--Headingley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Churchill--Keewatinook Aski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Dauphin--Swan River--Neepawa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Brandon--Souris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Elmwood--Transcona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Mississauga--Lakeshore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Mississauga--Malton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ardigan</text:p>
          </table:table-cell>
          <table:table-cell table:style-name="ce1" office:value-type="string" calcext:value-type="string">
            <text:p>Northumberland—Clarke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Charlottetown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Egmont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Mississauga--Streetsville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Nepean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Newmarket--Aurora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Kildonan--St. Paul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Portage--Lisgar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Provencher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Malpeque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aint Boniface--Saint Vital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Selkirk--Interlake--Eastman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Selkirk--Interlake--Eastman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Winnipeg South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Selkirk--Interlake--Eastman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elkirk--Interlake--Eastman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Winnipeg Centre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Winnipeg South Centre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Winnipeg North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Battlefords--Lloydminster</text:p>
          </table:table-cell>
          <table:table-cell table:style-name="ce2" office:value-type="string" calcext:value-type="string">
            <text:p>Battlefords—Lloydminster—Meadow Lake</text:p>
          </table:table-cell>
          <table:table-cell table:number-columns-repeated="8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Cypress Hills--Grasslands</text:p>
          </table:table-cell>
          <table:table-cell table:style-name="ce1" office:value-type="string" calcext:value-type="string">
            <text:p>Swift Current—Grasslands—Kindersley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Desnethé--Missinippi--Churchill River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Carlton Trail--Eagle Creek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Moose Jaw--Lake Centre--Lanigan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Prince Albert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Regina--Qu'Appelle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Regina--Wascana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Regina--Lewvan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Saskatoon--Grasswood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Saskatoon--University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Yorkton--Melville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Etobicoke Centre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Nickel Belt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Sault Ste. Marie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Thunder Bay--Superior North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Etobicoke--Lakeshore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Lakeland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Kamloops--Thompson--Cariboo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Kootenay--Columbia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Kelowna--Lake Country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Langley--Aldergrove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Mission--Matsqui--Fraser Canyon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Nanaimo--Ladysmith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New Westminster--Burnaby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North Okanagan--Shuswap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Etobicoke North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Flamborough--Glanbrook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Glengarry--Prescott--Russell</text:p>
          </table:table-cell>
          <table:table-cell table:number-columns-repeated="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Haldimand--Norfolk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Haliburton--Kawartha Lakes--Brock</text:p>
          </table:table-cell>
          <table:table-cell table:number-columns-repeated="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Don Valley West</text:p>
          </table:table-cell>
          <table:table-cell table:number-columns-repeated="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Essex</text:p>
          </table:table-cell>
          <table:table-cell table:number-columns-repeated="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askatoon West</text:p>
          </table:table-cell>
          <table:table-cell table:number-columns-repeated="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ouris--Moose Mountain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Dufferin--Caledon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Durham</text:p>
          </table:table-cell>
          <table:table-cell table:style-name="ce1" office:value-type="string" calcext:value-type="string">
            <text:p>Bowmanville—Oshawa North</text:p>
          </table:table-cell>
          <table:table-cell table:number-columns-repeated="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Elgin--Middlesex--London</text:p>
          </table:table-cell>
          <table:table-cell table:style-name="ce1" office:value-type="string" calcext:value-type="string">
            <text:p>Middlesex—London</text:p>
          </table:table-cell>
          <table:table-cell table:number-columns-repeated="8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Guelph</text:p>
          </table:table-cell>
          <table:table-cell table:number-columns-repeated="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Hamilton East--Stoney Creek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Hamilton Mountain</text:p>
          </table:table-cell>
          <table:table-cell table:number-columns-repeated="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Hamilton West--Ancaster--Dundas</text:p>
          </table:table-cell>
          <table:table-cell table:number-columns-repeated="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Hamilton Centre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Hastings--Lennox and Addington</text:p>
          </table:table-cell>
          <table:table-cell table:number-columns-repeated="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Huron--Bruce</text:p>
          </table:table-cell>
          <table:table-cell table:number-columns-repeated="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Kenora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King--Vaughan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London--Fanshawe</text:p>
          </table:table-cell>
          <table:table-cell table:number-columns-repeated="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London West</text:p>
          </table:table-cell>
          <table:table-cell table:number-columns-repeated="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Markham--Stouffville</text:p>
          </table:table-cell>
          <table:table-cell table:number-columns-repeated="9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Oxford</text:p>
          </table:table-cell>
          <table:table-cell table:number-columns-repeated="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Parkdale--High Park</text:p>
          </table:table-cell>
          <table:table-cell table:number-columns-repeated="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Eglinton--Lawrence</text:p>
          </table:table-cell>
          <table:table-cell table:number-columns-repeated="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Parry Sound--Muskoka</text:p>
          </table:table-cell>
          <table:table-cell table:number-columns-repeated="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Perth--Wellington</text:p>
          </table:table-cell>
          <table:table-cell table:number-columns-repeated="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Peterborough--Kawartha</text:p>
          </table:table-cell>
          <table:table-cell table:number-columns-repeated="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Pickering--Uxbridge</text:p>
          </table:table-cell>
          <table:table-cell table:number-columns-repeated="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Renfrew--Nipissing--Pembroke</text:p>
          </table:table-cell>
          <table:table-cell table:style-name="ce1" office:value-type="string" calcext:value-type="string">
            <text:p>Algonquin—Renfrew—Pembroke</text:p>
          </table:table-cell>
          <table:table-cell table:number-columns-repeated="8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Kanata--Carleton</text:p>
          </table:table-cell>
          <table:table-cell table:number-columns-repeated="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Kingston and the Islands</text:p>
          </table:table-cell>
          <table:table-cell table:number-columns-repeated="9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Richmond Hill</text:p>
          </table:table-cell>
          <table:table-cell table:number-columns-repeated="9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Carleton</text:p>
          </table:table-cell>
          <table:table-cell table:number-columns-repeated="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St. Catharines</text:p>
          </table:table-cell>
          <table:table-cell table:number-columns-repeated="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Kitchener--Conestoga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Kitchener South--Hespeler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Lambton--Kent--Middlesex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Lanark--Frontenac--Kingston</text:p>
          </table:table-cell>
          <table:table-cell office:value-type="string" calcext:value-type="string">
            <text:p>Lanark—Frontenac</text:p>
          </table:table-cell>
          <table:table-cell table:number-columns-repeated="8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Kitchener Centre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Leeds--Grenville--Thousand Islands and Rideau Lakes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Toronto--St. Paul's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Sarnia--Lambton</text:p>
          </table:table-cell>
          <table:table-cell table:style-name="ce1" office:value-type="string" calcext:value-type="string">
            <text:p>Sarnia—Lambton—Bkejwanong</text:p>
          </table:table-cell>
          <table:table-cell table:number-columns-repeated="8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Scarborough--Agincourt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London North Centre</text:p>
          </table:table-cell>
          <table:table-cell table:number-columns-repeated="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Markham--Thornhill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carborough Centre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carborough--Guildwood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carborough North</text:p>
          </table:table-cell>
          <table:table-cell table:number-columns-repeated="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Orléans</text:p>
          </table:table-cell>
          <table:table-cell table:number-columns-repeated="9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Ottawa South</text:p>
          </table:table-cell>
          <table:table-cell table:number-columns-repeated="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carborough Southwest</text:p>
          </table:table-cell>
          <table:table-cell table:number-columns-repeated="9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carborough--Rouge Park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imcoe--Grey</text:p>
          </table:table-cell>
          <table:table-cell table:number-columns-repeated="9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Simcoe North</text:p>
          </table:table-cell>
          <table:table-cell table:number-columns-repeated="9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padina--Fort York</text:p>
          </table:table-cell>
          <table:table-cell table:number-columns-repeated="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tormont--Dundas--South Glengarry</text:p>
          </table:table-cell>
          <table:table-cell table:number-columns-repeated="9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udbury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Thunder Bay--Rainy River</text:p>
          </table:table-cell>
          <table:table-cell table:number-columns-repeated="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Ottawa--Vanier</text:p>
          </table:table-cell>
          <table:table-cell table:number-columns-repeated="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Ottawa West--Nepean</text:p>
          </table:table-cell>
          <table:table-cell table:number-columns-repeated="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Thornhill</text:p>
          </table:table-cell>
          <table:table-cell table:number-columns-repeated="9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Timmins--James Bay</text:p>
          </table:table-cell>
          <table:table-cell table:number-columns-repeated="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Toronto Centre</text:p>
          </table:table-cell>
          <table:table-cell table:number-columns-repeated="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Toronto--Danforth</text:p>
          </table:table-cell>
          <table:table-cell table:number-columns-repeated="9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University--Rosedale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Sheet1.A1:Sheet1.XF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5T14:56:14.218000000</meta:creation-date>
    <dc:date>2025-04-05T22:27:23.874000000</dc:date>
    <meta:editing-duration>PT7H31M8S</meta:editing-duration>
    <meta:editing-cycles>3</meta:editing-cycles>
    <meta:generator>LibreOffice/7.5.0.3$Windows_X86_64 LibreOffice_project/c21113d003cd3efa8c53188764377a8272d9d6de</meta:generator>
    <meta:document-statistic meta:table-count="1" meta:cell-count="711" meta:object-count="0"/>
  </office:meta>
</office:document-meta>
</file>